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CAD" svg:font-family="'Myriad CA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212cm" svg:stroke-color="#000000" draw:marker-start-width="0.517cm" draw:marker-end-width="0.517cm" draw:textarea-vertical-align="middle" fo:padding-top="0.23cm" fo:padding-bottom="0.23cm" fo:padding-left="0.355cm" fo:padding-right="0.355cm"/>
    </style:style>
    <style:style style:name="co1" style:family="table-column">
      <style:table-column-properties style:column-width="3.521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2.213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5.746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828cm"/>
    </style:style>
    <style:style style:name="ro3" style:family="table-row">
      <style:table-row-properties style:row-height="5.931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36cm"/>
    </style:style>
    <style:style style:name="ro6" style:family="table-row">
      <style:table-row-properties style:row-height="3.096cm"/>
    </style:style>
    <style:style style:name="ro7" style:family="table-row">
      <style:table-row-properties style:row-height="1.962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882cm"/>
    </style:style>
    <style:style style:name="ro10" style:family="table-row">
      <style:table-row-properties style:row-height="0.89cm"/>
    </style:style>
    <style:style style:name="ro11" style:family="table-row">
      <style:table-row-properties style:row-height="2.394cm"/>
    </style:style>
    <style:style style:name="ro12" style:family="table-row">
      <style:table-row-properties style:row-height="5.238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text-underline-style="solid" style:text-underline-width="auto" style:text-underline-color="font-colo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ce5" style:family="table-cell">
      <loext:graphic-properties style:repeat="repeat"/>
      <style:text-properties style:font-name="Myriad Pro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2cbf8"/>
      <style:paragraph-properties fo:text-align="center"/>
      <style:text-properties style:font-name="Myriad CAD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Myriad Pr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Myriad Pro" fo:font-size="12pt" style:font-size-asian="12pt" style:font-size-complex="12pt"/>
    </style:style>
    <style:style style:name="T4" style:family="text">
      <style:text-properties style:font-name="Myriad CA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3.52cm" svg:height="8.376cm" svg:x="0.979cm" svg:y="0.9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2">
              <table:table-cell table:style-name="ce2">
                <text:p><text:span text:style-name="T2">name</text:span></text:p>
              </table:table-cell>
            </table:table-row>
            <table:table-row table:style-name="ro3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2">
              <table:table-cell table:style-name="ce3">
                <text:p><text:span text:style-name="T3">phone_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4.145cm" svg:height="3.599cm" svg:x="7.837cm" svg:y="0.972cm">
          <table:table table:template-name="sun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2">
                <text:p><text:span text:style-name="T2">th_num</text:span></text:p>
              </table:table-cell>
            </table:table-row>
            <table:table-row table:style-name="ro4">
              <table:table-cell table:style-name="ce3">
                <text:p><text:span text:style-name="T3">max_seats</text:span></text:p>
              </table:table-cell>
            </table:table-row>
            <table:table-row table:style-name="ro5">
              <table:table-cell table:style-name="ce3">
                <text:p><text:span text:style-name="T3">screen_siz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212cm" svg:height="8.853cm" svg:x="7.887cm" svg:y="10.2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Movie</text:span></text:p>
              </table:table-cell>
            </table:table-row>
            <table:table-row table:style-name="ro2">
              <table:table-cell table:style-name="ce2">
                <text:p><text:span text:style-name="T2">title</text:span></text:p>
              </table:table-cell>
            </table:table-row>
            <table:table-row table:style-name="ro2">
              <table:table-cell table:style-name="ce3">
                <text:p><text:span text:style-name="T3">run_time</text:span></text:p>
              </table:table-cell>
            </table:table-row>
            <table:table-row table:style-name="ro2">
              <table:table-cell table:style-name="ce3">
                <text:p><text:span text:style-name="T3">rating</text:span></text:p>
              </table:table-cell>
            </table:table-row>
            <table:table-row table:style-name="ro6">
              <table:table-cell table:style-name="ce3">
                <text:p><text:span text:style-name="T3">director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2">
              <table:table-cell table:style-name="ce3">
                <text:p><text:span text:style-name="T3">actors</text:span></text:p>
              </table:table-cell>
            </table:table-row>
            <table:table-row table:style-name="ro2">
              <table:table-cell table:style-name="ce3">
                <text:p><text:span text:style-name="T3">synopsis</text:span></text:p>
              </table:table-cell>
            </table:table-row>
            <table:table-row table:style-name="ro2">
              <table:table-cell table:style-name="ce3">
                <text:p><text:span text:style-name="T3">suppl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6cm" svg:height="10.338cm" svg:x="0.939cm" svg:y="10.065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ompany</text:span></text:p>
              </table:table-cell>
            </table:table-row>
            <table:table-row table:style-name="ro2">
              <table:table-cell table:style-name="ce2">
                <text:p><text:span text:style-name="T2">name</text:span></text:p>
              </table:table-cell>
            </table:table-row>
            <table:table-row table:style-name="ro3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2">
              <table:table-cell table:style-name="ce3">
                <text:p><text:span text:style-name="T3">phone_num</text:span></text:p>
              </table:table-cell>
            </table:table-row>
            <table:table-row table:style-name="ro7">
              <table:table-cell table:style-name="ce3">
                <text:p><text:span text:style-name="T3">contact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261cm" svg:height="2.915cm" svg:x="13.555cm" svg:y="5.529cm">
          <table:table table:template-name="sun" table:use-first-row-styles="true" table:use-banding-rows-styles="true">
            <table:table-column table:style-name="co5"/>
            <table:table-row table:style-name="ro8">
              <table:table-cell table:style-name="ce1">
                <text:p text:style-name="P1"><text:span text:style-name="T1">Reservations</text:span></text:p>
              </table:table-cell>
            </table:table-row>
            <table:table-row table:style-name="ro8">
              <table:table-cell table:style-name="ce4">
                <text:p><text:span text:style-name="T2">reso_num</text:span></text:p>
              </table:table-cell>
            </table:table-row>
            <table:table-row table:style-name="ro8">
              <table:table-cell table:style-name="ce5">
                <text:p><text:span text:style-name="T3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745cm" svg:height="2.825cm" svg:x="21.252cm" svg:y="1.096cm">
          <table:table table:template-name="sun" table:use-first-row-styles="true" table:use-banding-rows-styles="true">
            <table:table-column table:style-name="co6"/>
            <table:table-row table:style-name="ro9">
              <table:table-cell table:style-name="ce1">
                <text:p text:style-name="P1"><text:span text:style-name="T1">Showing</text:span></text:p>
              </table:table-cell>
            </table:table-row>
            <table:table-row table:style-name="ro8">
              <table:table-cell table:style-name="ce3">
                <text:p><text:span text:style-name="T3">start_time</text:span></text:p>
              </table:table-cell>
            </table:table-row>
            <table:table-row table:style-name="ro8">
              <table:table-cell table:style-name="ce3">
                <text:p><text:span text:style-name="T3">{total_seats_resd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912cm" svg:height="14.353cm" svg:x="21.2cm" svg:y="6.222cm">
          <table:table table:template-name="sun" table:use-first-row-styles="true" table:use-banding-rows-styles="true">
            <table:table-column table:style-name="co7"/>
            <table:table-row table:style-name="ro10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8">
              <table:table-cell table:style-name="ce2">
                <text:p text:style-name="P2"><text:span text:style-name="T2">acct_num</text:span></text:p>
              </table:table-cell>
            </table:table-row>
            <table:table-row table:style-name="ro8">
              <table:table-cell table:style-name="ce3">
                <text:p><text:span text:style-name="T3">password</text:span></text:p>
              </table:table-cell>
            </table:table-row>
            <table:table-row table:style-name="ro11">
              <table:table-cell table:style-name="ce3">
                <text:p><text:span text:style-name="T3">name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1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8">
              <table:table-cell table:style-name="ce3">
                <text:p><text:span text:style-name="T3">phone_num</text:span></text:p>
              </table:table-cell>
            </table:table-row>
            <table:table-row table:style-name="ro8">
              <table:table-cell table:style-name="ce3">
                <text:p><text:span text:style-name="T3">email</text:span></text:p>
              </table:table-cell>
            </table:table-row>
            <table:table-row table:style-name="ro8">
              <table:table-cell table:style-name="ce3">
                <text:p><text:span text:style-name="T3">cc_num</text:span></text:p>
              </table:table-cell>
            </table:table-row>
            <table:table-row table:style-name="ro8">
              <table:table-cell table:style-name="ce3">
                <text:p><text:span text:style-name="T3">cc_exp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4" xml:id="id1" draw:id="id1" draw:layer="layout" svg:width="2.3cm" svg:height="2.3cm" svg:x="5cm" svg:y="1.9cm">
          <text:p text:style-name="P3"><text:span text:style-name="T4">belongs_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draw:type="line" svg:x1="5cm" svg:y1="3.05cm" svg:x2="4.499cm" svg:y2="5.173cm" draw:start-shape="id1" draw:start-glue-point="5" draw:end-shape="id2" draw:end-glue-point="1" svg:d="M5000 3050l-501 2123" svg:viewBox="0 0 502 2124">
          <text:p/>
        </draw:connector>
        <draw:connector draw:style-name="gr3" draw:text-style-name="P1" draw:layer="layout" svg:x1="7.3cm" svg:y1="3.05cm" svg:x2="7.837cm" svg:y2="2.771cm" draw:start-shape="id1" draw:start-glue-point="7" draw:end-shape="id3" draw:end-glue-point="3" svg:d="M7300 3050h282v-279h255" svg:viewBox="0 0 538 2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CAD" svg:font-family="'Myriad CA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3T20:13:57.600000000</dc:date>
    <meta:editing-duration>PT17M</meta:editing-duration>
    <meta:editing-cycles>3</meta:editing-cycles>
    <meta:generator>LibreOffice/5.0.4.2$Windows_X86_64 LibreOffice_project/2b9802c1994aa0b7dc6079e128979269cf95bc78</meta:generator>
    <meta:document-statistic meta:object-count="10"/>
  </office:meta>
</office:document-meta>
</file>